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1-20T11:00:00Z</dc:date>
    <meta:template xlink:href="Normal" xlink:type="simple"/>
    <meta:editing-cycles>27</meta:editing-cycles>
    <meta:editing-duration>PT2586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0" meta:word-count="1544" meta:character-count="10326" meta:row-count="73" meta:non-whitespace-character-count="8802"/>
  </office:meta>
</office:document-meta>
</file>